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4E0000042FAA3589F6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Arial1" svg:font-family="Arial" style:font-family-generic="swiss"/>
    <style:font-face style:name="Courier New" svg:font-family="'Courier New'" style:font-adornments="Italic"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0">
      <style:paragraph-properties fo:text-align="center" style:justify-single-word="false"/>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T1" style:family="text">
      <style:text-properties style:font-name="Trebuchet MS1" style:font-name-asian="Trebuchet MS1" style:font-name-complex="Trebuchet MS1"/>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oenix Developers Guide</text:h>
      <text:h text:style-name="Heading_20_2" text:outline-level="2">The Bootloader:</text:h>
      <text:h text:style-name="Heading_20_3" text:outline-level="3">Stage 1 (boot..asm):</text:h>
      <text:p text:style-name="Text_20_body">The first stage of the bootloader is called the bootstrap and is loaded in to the first sector on the disk (512 bytes). <text:s/>This stage's goal is to load the second stage.</text:p>
      <text:h text:style-name="Heading_20_3" text:outline-level="3">Stage 2 (loader.c):</text:h>
      <text:p text:style-name="Text_20_body">The second stage is a com file and can be as big as 64kB. <text:s/>This stage's goal is to load the operating system and jump to it. <text:s/>The Operating system and the game are combined in single executables that have no size limitation (The current stage 2 bootloader may have to be modified to support executables larger than 64kB).</text:p>
      <text:list text:style-name="L1">
        <text:list-item>
          <text:p text:style-name="P2">First get boot sector information: <text:s/>Call get_boot_sector_info.</text:p>
        </text:list-item>
        <text:list-item>
          <text:p text:style-name="P2">Read root directory and list files: <text:s/>Call search_root. <text:s/>This returns the starting cluster of the chosen file.</text:p>
        </text:list-item>
        <text:list-item>
          <text:p text:style-name="P2">Read FAT (File Allocation Table) at starting cluster and load file in to memory: <text:s/>Call load_file.</text:p>
        </text:list-item>
        <text:list-item>
          <text:p text:style-name="P2">Get the exe header information: <text:s/>Call get_exe_header_info.</text:p>
        </text:list-item>
        <text:list-item>
          <text:p text:style-name="P2">Read through relocation table: <text:s/>Call setup_exe.</text:p>
        </text:list-item>
        <text:list-item>
          <text:p text:style-name="P2">Setup the psp: <text:s/>Call setup_PSP. <text:s/>DS and ES are setup to point at the PSP. <text:s/>This step is not currently doing anything, but will be needed if you ever want to pass in command line arguments when loading the operating system.</text:p>
        </text:list-item>
        <text:list-item>
          <text:p text:style-name="P2">Jump to the file: <text:s/>The start of the program is after the header so CS needs to be offset by the start of the file plus the size of the header.</text:p>
        </text:list-item>
      </text:list>
      <text:h text:style-name="Heading_20_2" text:outline-level="2">The Kernel:</text:h>
      <text:h text:style-name="Heading_20_3" text:outline-level="3">Thread Switching:</text:h>
      <text:p text:style-name="Text_20_body">The kernel use a timer interrupt to handle the thread switching. <text:s/>There are two main functions for thread switching, Timer_ISR in xtimer.c and Timer_ISR_asm_ in xt_asm.asm. <text:s/>Any changes that are made to these two function might cause the function xthread_create in xthread.c to have synchronization issues.</text:p>
      <text:p text:style-name="Text_20_body">When the timer interrupts, it jumps to the new timer interrupt handler Timer_ISR_asm. <text:s/>First it saves the CPU registers and records the current stack pointer for the outgoing thread. <text:s/>Note: Each thread gets its own unique stack and the stack pointer is saved for thread switching. <text:s/>Then it calls Timer_ISR to find the next runnable thread, which then returns the incoming thread stack pointer. <text:s/>Finally, it replaces the current stack pointer with the incoming thread stack pointer, than restores all the CPU registers. <text:s/>Once the CPU register is restored, it will start executing the incoming thread.</text:p>
      <text:h text:style-name="P1" text:outline-level="10"><draw:frame draw:style-name="fr1" draw:name="graphics1" text:anchor-type="paragraph" svg:width="6.7945in" svg:height="4.4756in" draw:z-index="0"><draw:image xlink:href="Pictures/20000007000064E0000042FAA3589F6E.svm" xlink:type="simple" xlink:show="embed" xlink:actuate="onLoad"/></draw:frame>Thread Switching</text:h>
      <text:h text:style-name="Heading_20_3" text:outline-level="3">Message Passing:</text:h>
      <text:p text:style-name="Text_20_body">The message passing system is contained in the files message.h and xbuffer.h and their corresponding c files. <text:s/></text:p>
      <text:p text:style-name="Text_20_body">xbuffer is a producer/consumer buffer which handles the storage of pointers to messages which are being passed between modules. <text:s/>Pointers to messages can be pushed onto the buffer and then be popped back off using either the source and destination or just the destination. <text:s/>The semaphores implemented in the same files should ensure that nothing can be pushed when the buffer is full or popped when it is empty. <text:s/>The semaphores depend on mutexes and conditions that are implemented in xthread.c.</text:p>
      <text:p text:style-name="Text_20_body">The message system itself uses an xbuffer and is has four important functions: send, throw, receive, and reply.</text:p>
      <text:p text:style-name="Text_20_body">Send is used when the caller needs a response, so the call takes pointers to request and response message structures. <text:s/>The request structure contains whatever is needed for the receiving end to process the message, usually an enumerated function name and arguments. <text:s/>The response structure is just space that can be written to when the request is replied to. <text:s/>When send is called both of these pointers are pushed onto the xbuffer and the destination thread is set so that it can be run the next time it is selected. <text:s/>The calling thread is made unrunnable and then the kernel is told to switch threads.</text:p>
      <text:p text:style-name="Text_20_body">Throw is used when the caller does not need a response and only needs to send a message. <text:s/>The request is laid out the same way as in send. <text:s/>When throw is called the pointer is pushed onto the xbuffer and the destination is set to runnable, but the calling thread is not switched out of and is able to keep running.</text:p>
      <text:p text:style-name="Text_20_body">Receive is used to get messages to process and is usually used by parsers within the modules. <text:s/>If receive is called and there are no available messages the thread will be made unrunnable and will wait until a message is sent to it, at which point it will be run the next time the kernel chooses it, returning with a filled in message to process. <text:s/>If a message is available receive will return with a filled message. <text:s/>Either way should look identical to the thread calling receive.</text:p>
      <text:p text:style-name="Text_20_body">Reply is used to respond to messages the were sent with send. <text:s/>It will fill in the response message given to send and make the original sender runnable.</text:p>
      <text:h text:style-name="Heading_20_2" text:outline-level="2">Modules:</text:h>
      <text:h text:style-name="Heading_20_3" text:outline-level="3">Video:</text:h>
      <text:p text:style-name="Text_20_body">The video module is split up in to three files. <text:s/>The video.c file contains standard functions that can be used in the default mode. <text:s/>Once set_mode is used with VGA_MODE as the parameter, all the vga functions become available. <text:s/>At this point vga_print_at must be used instead of print_at to print text to the screen.</text:p>
      <text:p text:style-name="Text_20_body">To use put_image or put_trans_image an image must be created and added to images.c first. <text:s/>First create an image in your favorite image manipulator program (gimp). <text:s/>Then convert the image to indexed using the optimized palette with 256 colors. <text:s/>Then save image as a bmp. <text:s/>Use bmp2hex in the tools folder to convert the image to usable code. <text:s text:c="2"/>Copy the code in to images.c and modify the names to your liking. <text:s/>You will then need to modify the get_image function to include the new image and palette. <text:span text:style-name="T2">Note: Changing the palette will alter all the colors on the screen. <text:s/>If you do not want to do this, you can set the palette to NULL in the structure.</text:span></text:p>
      <text:list text:style-name="L2">
        <text:list-item>
          <text:p text:style-name="P9">video.c: <text:s/>Supports text Mode: 16 colors, 80x25 characters. <text:s/><text:span text:style-name="T1">Functions: print_at, clear_screen, and set_</text:span>mode.</text:p>
        </text:list-item>
        <text:list-item>
          <text:p text:style-name="P9">vga.c: <text:s/><text:span text:style-name="T1">Supports VGA mode: 256 colors, 320x200 pixel </text:span>resolution, 40x25 characters. <text:span text:style-name="T1">Functions: print_at, put_pixel, get_pixel, line, </text:span>rectangle, polygon, circle, put_image, put_trans_image.</text:p>
        </text:list-item>
        <text:list-item>
          <text:p text:style-name="P9">Images.c: <text:s/>Stores the images used in programs.</text:p>
        </text:list-item>
      </text:list>
      <text:h text:style-name="Heading_20_3" text:outline-level="3">Keyboard:</text:h>
      <text:p text:style-name="Text_20_body">The keyboard module is interrupt driven. <text:s/>At this point the keyboard modules will only support US standard keyboards. <text:s/>The keyboard.c contains the interrupt handler, which it will also decode scan code read from keyboard. <text:s/>There is only one function is used in our kernel via getKey. <text:s/>The getKey function returns the last key press. <text:s/>The return values are ASCII for ASCII values or scan code for non ASCII values.</text:p>
      <text:p text:style-name="Text_20_body">Dude to time constraints, the keyboard modules doesn't support Caps lock, Num lock, or any other locks. </text:p>
      <text:h text:style-name="Heading_20_3" text:outline-level="3">Audio:</text:h>
      <text:p text:style-name="Text_20_body">At this point the audio module is fairly primitive. <text:s/>The beep.c file only uses the internal speaker. <text:s/>To call, the beep function, you pass in a note name that corresponds to a frequency found in beep.h. <text:s/>It will play that note for a while and then stop. <text:s/>The duration of the note depends on the speed of the system. <text:s/></text:p>
      <text:p text:style-name="Text_20_body">An obvious improvement would be to add the ability to pass in a note duration and use the system clock to count it and an interrupt to end it. <text:s/></text:p>
      <text:h text:style-name="Heading_20_3" text:outline-level="3">Creating a Module:</text:h>
      <text:p text:style-name="Text_20_body">Modules are made up of a few different parts. <text:s/>The module itself is usually a group of functions to provide a common set of abilities, such as the video module providing functions to display things. <text:s/>There may be an IRQ to handle hardware interrupts as well. <text:s/>To be useful to other modules or threads a parser must be written and a corresponding library of helper functions should be written as well.</text:p>
      <text:p text:style-name="Text_20_body">The parser is written as a pointer to a function so that it can be run as a thread. <text:s/>The parser should continually try to receive messages and attempt to do whatever the messages ask. <text:s/>In the current parsers, the enumerated function is read and used in a switch to determine which function the message is trying to call. <text:s/>Each case will call a try_function_name which reads over the remainder of the message data and tries to extract the necessary arguments to call the actual function. <text:s/>If the arguments appear to be OK the function is called, otherwise the try fails and returns. <text:s/>Once try returns, regardless of success or failure, the parser will call reply if the message was sent with message_send and then call receive again, or if sent with throw only receive will be called.</text:p>
      <text:p text:style-name="Text_20_body">The library should be created in the RTL folder and should contain functions with identical names and arguments to the functions in the module, except with names prepended with the module name, eg. xvideo_print_at instead of print_at. <text:s/>These functions should build messages that contain the information that the parser expects, in the case of the current modules the helper functions build messages with an enumerated function name and the arguments necessary to call the actual fu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Arial1" svg:font-family="Arial" style:font-family-generic="swiss"/>
    <style:font-face style:name="Courier New" svg:font-family="'Courier New'" style:font-adornments="Italic"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rebuchet M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75%"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master-page-name="">
      <style:paragraph-properties fo:margin-left="0.5in" fo:margin-right="0in" fo:text-indent="0in" style:auto-text-indent="false"/>
      <style:text-properties style:font-name="Courier New" fo:font-style="normal"/>
    </style:style>
    <style:style style:name="Index" style:family="paragraph" style:parent-style-name="Standard" style:class="index">
      <style:paragraph-properties text:number-lines="false" text:line-number="0"/>
      <style:text-properties style:font-name-complex="Tahoma2"/>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1" style:family="paragraph" style:parent-style-name="Heading_20_1"/>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fo:margin-top="0.122in" fo:margin-bottom="0.122in"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0.4409in" fo:margin-right="0in" fo:text-indent="0in"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122in" fo:margin-bottom="0.122in"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122in" fo:margin-bottom="0.122in" style:text-autospace="none"/>
      <style:text-properties fo:font-size="18pt" fo:font-weight="bold" style:font-size-asian="18pt" style:font-weight-asian="bold" style:font-size-complex="18pt" style:font-weight-complex="bold"/>
    </style:style>
    <style:style style:name="H3" style:family="paragraph">
      <style:paragraph-properties fo:margin-top="0.122in" fo:margin-bottom="0.122in" style:text-autospace="none"/>
      <style:text-properties fo:font-size="14pt" fo:font-weight="bold" style:font-size-asian="14pt" style:font-weight-asian="bold" style:font-size-complex="14pt" style:font-weight-complex="bold"/>
    </style:style>
    <style:style style:name="H4" style:family="paragraph">
      <style:paragraph-properties fo:margin-top="0.122in" fo:margin-bottom="0.122in" style:text-autospace="none"/>
      <style:text-properties fo:font-size="12pt" fo:font-weight="bold" style:font-size-asian="12pt" style:font-weight-asian="bold" style:font-size-complex="12pt" style:font-weight-complex="bold"/>
    </style:style>
    <style:style style:name="H5" style:family="paragraph">
      <style:paragraph-properties fo:margin-top="0.122in" fo:margin-bottom="0.122in" style:text-autospace="none"/>
      <style:text-properties fo:font-size="10pt" fo:font-weight="bold" style:font-size-asian="10pt" style:font-weight-asian="bold" style:font-size-complex="10pt" style:font-weight-complex="bold"/>
    </style:style>
    <style:style style:name="H6" style:family="paragraph">
      <style:paragraph-properties fo:margin-top="0.122in" fo:margin-bottom="0.122in" style:text-autospace="none"/>
      <style:text-properties fo:font-size="8pt" fo:font-weight="bold" style:font-size-asian="8pt" style:font-weight-asian="bold" style:font-size-complex="8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0.4409in" fo:margin-right="0.4409in" fo:margin-top="0.122in" fo:margin-bottom="0.122in" fo:text-indent="0in"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1" fo:font-size="10pt" style:font-name-asian="Courier New1" style:font-size-asian="10pt" style:font-name-complex="Courier New1"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1" fo:font-size="10pt" fo:font-weight="bold" style:font-name-asian="Courier New1" style:font-size-asian="10pt" style:font-weight-asian="bold" style:font-name-complex="Courier New1" style:font-size-complex="10pt" style:font-weight-complex="bold"/>
    </style:style>
    <style:style style:name="Preformatted" style:family="paragraph">
      <style:paragraph-properties fo:margin-top="0in" fo:margin-bottom="0in"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z-Top_20_of_20_Form" style:display-name="z-Top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Sample" style:family="paragraph">
      <style:paragraph-properties style:text-autospace="none"/>
      <style:text-properties style:font-name="Courier New1" style:font-name-asian="Courier New1" style:font-name-complex="Courier New1"/>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1" fo:font-size="10pt" style:font-name-asian="Courier New1" style:font-size-asian="10pt" style:font-name-complex="Courier New1"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Phoenix" style:family="paragraph" style:parent-style-name="Normal">
      <style:paragraph-properties fo:margin-left="0.472in" fo:margin-right="0in" style:line-height-at-least="0.139in" fo:text-align="start" style:justify-single-word="false" fo:text-indent="-0.2362in" style:auto-text-indent="false">
        <style:tab-stops/>
      </style:paragraph-properties>
      <style:text-properties style:use-window-font-color="true" style:text-outline="false" style:text-line-through-style="none" style:font-name="Tahoma" fo:font-size="30pt" fo:letter-spacing="normal" fo:font-style="normal" fo:text-shadow="none" style:text-underline-style="none" fo:font-weight="normal" style:letter-kerning="false" style:font-name-asian="Tahoma" style:font-size-asian="30pt" style:font-style-asian="normal" style:font-weight-asian="normal" style:font-name-complex="Tahoma" style:font-size-complex="30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08-22T10:05:35</meta:creation-date>
    <dc:date>2008-05-07T17:59:19</dc:date>
    <dc:language>en-US</dc:language>
    <meta:editing-cycles>28</meta:editing-cycles>
    <meta:editing-duration>PT9H4M53S</meta:editing-duration>
    <meta:user-defined meta:name="Info 1"/>
    <meta:user-defined meta:name="Info 2"/>
    <meta:user-defined meta:name="Info 3"/>
    <meta:user-defined meta:name="Info 4"/>
    <meta:document-statistic meta:table-count="0" meta:image-count="1" meta:object-count="0" meta:page-count="4" meta:paragraph-count="43" meta:word-count="1498" meta:character-count="8534"/>
  </office:meta>
</office:document-meta>
</file>